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writing-mode="lr-tb"/>
      <style:text-properties fo:font-size="13pt" style:font-size-asian="13pt" style:font-size-complex="13pt"/>
    </style:style>
    <style:style style:name="P2" style:family="paragraph" style:parent-style-name="Standard">
      <style:paragraph-properties style:writing-mode="lr-tb"/>
      <style:text-properties fo:font-size="13pt" officeooo:paragraph-rsid="0001714e" style:font-size-asian="13pt" style:font-size-complex="13pt"/>
    </style:style>
    <style:style style:name="P3" style:family="paragraph" style:parent-style-name="Standard">
      <style:paragraph-properties style:writing-mode="lr-tb"/>
      <style:text-properties fo:font-size="12pt" style:text-underline-style="solid" style:text-underline-width="auto" style:text-underline-color="font-color" style:font-size-asian="12pt" style:font-size-complex="12pt"/>
    </style:style>
    <style:style style:name="T1" style:family="text">
      <style:text-properties style:font-name="sans-serif"/>
    </style:style>
    <style:style style:name="T2" style:family="text">
      <style:text-properties style:font-name="sans-serif" officeooo:rsid="000171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 this paper there is very basic information related to Artificial Intelligence. It is a very good paper for beginners in AI. Though it does not contain all the information, for instance there is only one Neural network mentioned in the paper. Also Neural Networks have sub-types, that is also not mentioned here. There are various examples in the paper. The writer has elaborated on the SIri virtual assistant. Which is quite good for readers to understand it better. Also the writer has used the APA</text:span></text:p>
      <text:p text:style-name="P2"><text:span text:style-name="T1">style for writing references This was my view on the paper. Below is the summary of that paper. </text:span></text:p>
      <text:p text:style-name="P2"><text:span text:style-name="T1"/></text:p>
      <text:p text:style-name="P2"><text:span text:style-name="T1">In this paper, we will discuss some of the most important aspects of artificial intelligence (AI) and how we can better understand it. This paper also examines its advantages and disadvantages.</text:span></text:p>
      <text:p text:style-name="P1"><text:span text:style-name="T1"/></text:p>
      <text:p text:style-name="P1"><text:span text:style-name="T1">Artificial Intelligence was first proposed by John McCarthy in 1956 in his first academic conference on the subject. Alan Turing proved that it is possible to enable machines to think and learn just like humans. Turing Test uses the pragmatic approach to be able to identify if machines can respond as humans Artificial Intelligence (AI) is increasing every day. By 2020, "85% of customer interactions will be managed without a human". This means that a human's simple request will depend on computers and artificial intelligence just like when we use Siri or Galaxy to ask about the weather.</text:span></text:p>
      <text:p text:style-name="P1"><text:span text:style-name="T1"/></text:p>
      <text:p text:style-name="P1"><text:span text:style-name="T1">Artificial Intelligence (AI) has made our lives much easier and saved us more time than ever. But scientists are predicting that by the huge dependency on AI humanity could become extinct. Since machines are learning and doing things more efficiently and effectively in a timely manner, this could be the reason for our extinction. Artificial Intelligence (AI) is a technique which is designed based on findings such as maths, statists, and biology. AI works based on several models such as Ant Colony Algorithm, Immune Algorithm or Fuzzy Algorithm. In this report, I will discuss some of the most known models which are: Support Vector Machine, and Artificial Neural Network.</text:span></text:p>
      <text:p text:style-name="P1"><text:span text:style-name="T1"/></text:p>
      <text:p text:style-name="P1"><text:span text:style-name="T1">Support Vector Machine (SVM) is used to build a classification model by finding an optimal hyperplane based on a set of training examples. It has been used for pattern classification and trend prediction lots of applications for instance: power transformer fault diagnosis, disease diagnosis and optimization. Artificial Neural Network (ANN) is a representative model of understanding thoughts and behaviours in terms of physical connection between neurons. ANN has been used to solve a variety of problems through enabling the machine to build mathematical models to be able to imitate natural activities from the brain's </text:span><text:soft-page-break/><text:span text:style-name="T1">perspective . By using this algorithm, the machine will be able to identify the solution of any problem just like a human's brain.</text:span></text:p>
      <text:p text:style-name="P1"><text:span text:style-name="T1">I will now discuss some of the most popular applications of AI that we always use nowadays which are Virtual Assistants such as Siri. Artificial Intelligence works according to the following phases: getting the data, cleaning, manipulating, preparing training models, train models, test data, and improving the data. We should adopt into this change and welcome it too by embracing AI and moving toward a better society. We should be able to know and understand the consequences of every technological trend. In my opinion, we are in the AI revolution era and therefore; we should embrace it.</text:span></text:p>
      <text:p text:style-name="P1"><text:span text:style-name="T1"/></text:p>
      <text:p text:style-name="P1"><text:span text:style-name="T1">This is the link for the Technical paper used for the analysis</text:span></text:p>
      <text:p text:style-name="P3"><text:span text:style-name="T1">https://www.researchgate.net/publication/323498156_Artificial_Intelligenc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style:writing-mode="lr-tb"/>
      <style:text-properties fo:font-size="13pt" officeooo:paragraph-rsid="0001714e" style:font-size-asian="13pt" style:font-size-complex="13pt"/>
    </style:style>
    <style:style style:name="MT1" style:family="text">
      <style:text-properties style:font-name="sans-serif"/>
    </style:style>
    <style:style style:name="MT2" style:family="text">
      <style:text-properties style:font-name="sans-serif" officeooo:rsid="0001714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Paper Analysis<text:tab/><text:tab/><text:tab/><text:tab/><text:tab/><text:tab/><text:tab/><text:tab/><text:tab/></text:span><text:span text:style-name="MT2">Alen Davis</text:span></text:p>
        <text:p text:style-name="MP1"><text:span text:style-name="MT2"><text:tab/><text:tab/><text:tab/><text:tab/><text:tab/><text:tab/><text:tab/><text:tab/><text:tab/><text:tab/><text:tab/>Roll no: 01</text:span></text:p>
        <text:p text:style-name="MP1"><text:span text:style-name="MT2"><text:tab/><text:tab/><text:tab/><text:tab/><text:tab/><text:tab/><text:tab/><text:tab/><text:tab/><text:tab/><text:tab/><text:tab/>TE-IT</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12:34:54.203438884</meta:creation-date>
    <dc:date>2022-10-06T12:41:51.152554184</dc:date>
    <meta:editing-duration>PT6M57S</meta:editing-duration>
    <meta:editing-cycles>1</meta:editing-cycles>
    <meta:document-statistic meta:table-count="0" meta:image-count="0" meta:object-count="0" meta:page-count="2" meta:paragraph-count="12" meta:word-count="577" meta:character-count="3612" meta:non-whitespace-character-count="3015"/>
    <meta:generator>LibreOffice/6.4.7.2$Linux_X86_64 LibreOffice_project/40$Build-2</meta:generator>
  </office:meta>
</office:document-meta>
</file>